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630000295700000DC876FC49E0.svm"/>
  <manifest:file-entry manifest:media-type="" manifest:full-path="Pictures/200000A30000303B000006E44A934C89.svm"/>
  <manifest:file-entry manifest:media-type="" manifest:full-path="Pictures/2000005B0000295700001B9007C2AD1A.svm"/>
  <manifest:file-entry manifest:media-type="" manifest:full-path="Pictures/200000F10000295700001B904C8508D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CAAAAA+DejaVuSans" svg:font-family="CAAAAA+DejaVuSans" style:font-family-generic="swiss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P2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DejaVu Sans2" fo:font-size="12pt" fo:language="sv" fo:country="SE" style:font-name-asian="DejaVu Sans1" style:font-size-asian="12pt" style:font-name-complex="DejaVu Sans1" style:font-size-complex="12pt"/>
    </style:style>
    <style:style style:name="P4" style:family="paragraph" style:parent-style-name="Standard">
      <style:text-properties style:font-name="DejaVu Sans2" fo:font-size="12pt" style:font-name-asian="DejaVu Sans Mono" style:font-size-asian="12pt" style:font-name-complex="DejaVu Sans Mono" style:font-size-complex="12pt"/>
    </style:style>
    <style:style style:name="P5" style:family="paragraph" style:parent-style-name="Standard">
      <style:text-properties style:font-name="CAAAAA+DejaVuSans" fo:font-size="12pt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P7" style:family="paragraph" style:parent-style-name="Standard">
      <style:paragraph-properties fo:break-before="page"/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style:font-name="DejaVu Sans1" fo:language="sv" fo:country="SE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6" style:family="text">
      <style:text-properties style:font-name="CAAAAA+DejaVuSans" fo:font-style="normal" fo:font-weight="normal" style:font-name-asian="CAAAAA+DejaVuSans" style:font-style-asian="normal" style:font-weight-asian="normal" style:font-name-complex="CAAAAA+DejaVuSans" style:font-style-complex="normal" style:font-weight-complex="normal"/>
    </style:style>
    <style:style style:name="T7" style:family="text">
      <style:text-properties style:font-name="CAAAAA+DejaVuSans" fo:font-style="normal" fo:font-weight="normal" officeooo:rsid="001b406e" style:font-name-asian="CAAAAA+DejaVuSans" style:font-style-asian="normal" style:font-weight-asian="normal" style:font-name-complex="CAAAAA+DejaVuSans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ialekvation</text:p>
      <text:p text:style-name="P1"/>
      <text:p text:style-name="P1"><text:tab/><draw:frame draw:style-name="fr3" draw:name="Object1" text:anchor-type="as-char" svg:width="0.8965in" svg:height="0.46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• tid t, tidssteg dt</text:p>
      <text:p text:style-name="P1"><draw:frame draw:style-name="fr1" draw:name="graphics2" text:anchor-type="paragraph" svg:x="0.4701in" svg:y="0.1902in" svg:width="4.861in" svg:height="0.6945in" draw:z-index="10"><draw:image xlink:href="Pictures/200000A30000303B000006E44A934C89.svm" xlink:type="simple" xlink:show="embed" xlink:actuate="onLoad"/></draw:frame></text:p>
      <text:p text:style-name="P1"><text:tab/></text:p>
      <text:p text:style-name="P1"/>
      <text:p text:style-name="P1"/>
      <text:p text:style-name="P1"/>
      <text:p text:style-name="P1"/>
      <text:p text:style-name="P1"><text:tab/>t<text:span text:style-name="T1">n</text:span> = n dt</text:p>
      <text:p text:style-name="P1"/>
      <text:p text:style-name="P1"><text:tab/>u<text:span text:style-name="T2">n</text:span> = u(n dt)</text:p>
      <text:p text:style-name="P1"/>
      <text:p text:style-name="P1"><text:tab/>ƒ<text:span text:style-name="T2">n</text:span> = ƒ(n dt)</text:p>
      <text:p text:style-name="P1"/>
      <text:p text:style-name="P1"/>
      <text:p text:style-name="P1"/>
      <text:p text:style-name="P1">• tidsstegning</text:p>
      <text:p text:style-name="P1"/>
      <text:p text:style-name="P1"><text:tab/><draw:frame draw:style-name="fr3" draw:name="Object2" text:anchor-type="as-char" svg:width="3.0217in" svg:height="0.6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u<text:span text:style-name="T2">n – 1</text:span> = u<text:span text:style-name="T2">n – 2</text:span> + ƒ<text:span text:style-name="T2">n – 2</text:span> dt</text:p>
      <text:p text:style-name="P1"/>
      <text:p text:style-name="P1">u<text:span text:style-name="T2">n + 1</text:span> = u<text:span text:style-name="T2">0</text:span> + (ƒ<text:span text:style-name="T2">0</text:span> + ƒ<text:span text:style-name="T2">1</text:span> + ƒ<text:span text:style-name="T2">2</text:span> + … + ƒ<text:span text:style-name="T2">n</text:span>) dt</text:p>
      <text:p text:style-name="P1"/>
      <text:p text:style-name="P1"><draw:frame draw:style-name="fr3" draw:name="Object3" text:anchor-type="as-char" svg:width="1.398in" svg:height="0.46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3" draw:name="Object4" text:anchor-type="as-char" svg:width="1.3992in" svg:height="0.46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Blir integral</text:p>
      <text:p text:style-name="P1"/>
      <text:p text:style-name="P1"><draw:frame draw:style-name="fr3" draw:name="Object5" text:anchor-type="as-char" svg:width="1.9063in" svg:height="0.663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6">Lipschitz-kontinuietet</text:p>
      <text:p text:style-name="P1"/>
      <text:p text:style-name="P1">ƒ(t) är Lipschitz-kontinuerlig om</text:p>
      <text:p text:style-name="P1"/>
      <text:p text:style-name="P1"><text:tab/><draw:frame draw:style-name="fr3" draw:name="Object6" text:anchor-type="as-char" svg:width="1.8382in" svg:height="0.22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2" draw:name="graphics1" text:anchor-type="paragraph" svg:x="0.5854in" svg:y="0.0626in" svg:width="4.1665in" svg:height="2.778in" draw:z-index="11"><draw:image xlink:href="Pictures/2000005B0000295700001B9007C2AD1A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draw:frame draw:style-name="fr3" draw:name="Object7" text:anchor-type="as-char" svg:width="1.4417in" svg:height="0.4665in" draw:z-index="6"><draw:object xlink:href="./Object 7" xlink:type="simple" xlink:show="embed" xlink:actuate="onLoad"/><draw:image xlink:href="./ObjectReplacements/Object 7" xlink:type="simple" xlink:show="embed" xlink:actuate="onLoad"/></draw:frame><text:tab/>ƒ(t) = t²</text:p>
      <text:p text:style-name="P1"/>
      <text:p text:style-name="P1"><text:tab/><draw:frame draw:style-name="fr3" draw:name="Object8" text:anchor-type="as-char" svg:width="3.9583in" svg:height="0.4327in" draw:z-index="7"><draw:object xlink:href="./Object 8" xlink:type="simple" xlink:show="embed" xlink:actuate="onLoad"/><draw:image xlink:href="./ObjectReplacements/Object 8" xlink:type="simple" xlink:show="embed" xlink:actuate="onLoad"/></draw:frame><text:tab/>ξ ∈ [t<text:span text:style-name="T1">1</text:span>; t<text:span text:style-name="T1">2</text:span>]</text:p>
      <text:p text:style-name="P1"/>
      <text:p text:style-name="P1"/>
      <text:p text:style-name="P1"><text:tab/>ƒ(x) – f(y) = ƒ'(ξ)(x – y), ξ ∈ [x; y]</text:p>
      <text:p text:style-name="P1"/>
      <text:p text:style-name="P1"><text:tab/>Medelvärdessatsen!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3" text:anchor-type="paragraph" svg:x="0.002in" svg:y="0.0138in" svg:width="4.1665in" svg:height="1.389in" draw:z-index="12"><draw:image xlink:href="Pictures/200001630000295700000DC876FC49E0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ffekt av tidsstegets längd för ett steg</text:p>
      <text:p text:style-name="P1"/>
      <text:p text:style-name="P1"><text:tab/><draw:frame draw:style-name="fr3" draw:name="Object9" text:anchor-type="as-char" svg:width="2.498in" svg:height="0.216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text:tab/><draw:frame draw:style-name="fr3" draw:name="Object10" text:anchor-type="as-char" svg:width="3.8299in" svg:height="0.453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text:soft-page-break/><text:tab/><draw:frame draw:style-name="fr3" draw:name="Object11" text:anchor-type="as-char" svg:width="2.1043in" svg:height="0.2165in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text:tab/><draw:frame draw:style-name="fr3" draw:name="Object12" text:anchor-type="as-char" svg:width="4.7909in" svg:height="0.498in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text:tab/><draw:frame draw:style-name="fr3" draw:name="Object13" text:anchor-type="as-char" svg:width="3.3071in" svg:height="0.4535in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<text:tab/><draw:frame draw:style-name="fr3" draw:name="Object14" text:anchor-type="as-char" svg:width="2.4256in" svg:height="0.4535in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<text:tab/><draw:frame draw:style-name="fr3" draw:name="Object15" text:anchor-type="as-char" svg:width="2.0862in" svg:height="0.498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3" draw:name="Object16" text:anchor-type="as-char" svg:width="1.8425in" svg:height="0.222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där ƒ(t) är Lipschitz-kontinuerlig.</text:p>
      <text:p text:style-name="P1"/>
      <text:p text:style-name="P1"/>
      <text:p text:style-name="P1"/>
      <text:p text:style-name="P1"/>
      <text:p text:style-name="P1"><draw:frame draw:style-name="fr3" draw:name="Object17" text:anchor-type="as-char" svg:width="2.1043in" svg:height="0.2165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<draw:frame draw:style-name="fr3" draw:name="Object18" text:anchor-type="as-char" svg:width="2.2272in" svg:height="0.498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draw:frame draw:style-name="fr3" draw:name="Object19" text:anchor-type="as-char" svg:width="2.0098in" svg:height="0.4535in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><draw:frame draw:style-name="fr3" draw:name="Object20" text:anchor-type="as-char" svg:width="1.1173in" svg:height="0.4126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draw:frame draw:style-name="fr3" draw:name="Object21" text:anchor-type="as-char" svg:width="0.6547in" svg:height="0.4126in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/>
      <text:p text:style-name="P1"/>
      <text:p text:style-name="P1"/>
      <text:p text:style-name="P1">Skillnad över [0; T]<text:tab/>T = (N + 1) dt</text:p>
      <text:p text:style-name="P1"/>
      <text:p text:style-name="P1"><draw:frame draw:style-name="fr3" draw:name="Object22" text:anchor-type="as-char" svg:width="3.2181in" svg:height="0.4126in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6">❑ Samma sak för<draw:frame draw:style-name="fr3" draw:name="Object23" text:anchor-type="as-char" svg:width="0.1846in" svg:height="0.1929in" draw:z-index="16"><draw:object xlink:href="./Object 23" xlink:type="simple" xlink:show="embed" xlink:actuate="onLoad"/><draw:image xlink:href="./ObjectReplacements/Object 23" xlink:type="simple" xlink:show="embed" xlink:actuate="onLoad"/></draw:frame>motsvarande<draw:frame draw:style-name="fr3" draw:name="Object24" text:anchor-type="as-char" svg:width="0.2874in" svg:height="0.411in" draw:z-index="17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<text:tab/>— Låt u<text:span text:style-name="T1">dt</text:span>(T) motsvara lösning med tidssteg dt</text:p>
      <text:p text:style-name="P1"/>
      <text:p text:style-name="P1"><text:tab/><draw:frame draw:style-name="fr3" draw:name="Object25" text:anchor-type="as-char" svg:width="1.452in" svg:height="0.222in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text:tab/><draw:frame draw:style-name="fr3" draw:name="Object27" text:anchor-type="as-char" svg:width="2.9957in" svg:height="0.2228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"/>
      <text:p text:style-name="P1"><text:tab/><draw:frame draw:style-name="fr3" draw:name="Object26" text:anchor-type="as-char" svg:width="2.5457in" svg:height="0.2228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1"><text:tab/><draw:frame draw:style-name="fr3" draw:name="Object28" text:anchor-type="as-char" svg:width="1.4244in" svg:height="0.4126in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/>
      <text:p text:style-name="P1"/>
      <text:p text:style-name="P1"/>
      <text:p text:style-name="P1">❑ Upprepa för<draw:frame draw:style-name="fr3" draw:name="Object29" text:anchor-type="as-char" svg:width="0.3575in" svg:height="0.4126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draw:frame draw:style-name="fr3" draw:name="Object30" text:anchor-type="as-char" svg:width="0.3945in" svg:height="0.4126in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…</text:p>
      <text:p text:style-name="P1"/>
      <text:p text:style-name="P1"/>
      <text:p text:style-name="P1"/>
      <text:p text:style-name="P1">❑ Låt<draw:frame draw:style-name="fr3" draw:name="Object31" text:anchor-type="as-char" svg:width="0.1846in" svg:height="0.1929in" draw:z-index="35"><draw:object xlink:href="./Object 31" xlink:type="simple" xlink:show="embed" xlink:actuate="onLoad"/><draw:image xlink:href="./ObjectReplacements/Object 31" xlink:type="simple" xlink:show="embed" xlink:actuate="onLoad"/></draw:frame>vara lösning med godtyckligt litet dt</text:p>
      <text:p text:style-name="P1"/>
      <text:p text:style-name="P1"><text:tab/><draw:frame draw:style-name="fr3" draw:name="Object32" text:anchor-type="as-char" svg:width="1.2417in" svg:height="0.2228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/>
      <text:p text:style-name="P1"><text:tab/><draw:frame draw:style-name="fr3" draw:name="Object33" text:anchor-type="as-char" svg:width="3.8563in" svg:height="0.4126in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"/>
      <text:p text:style-name="P1"><text:tab/><draw:frame draw:style-name="fr3" draw:name="Object34" text:anchor-type="as-char" svg:width="2.6402in" svg:height="0.4535in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/>
      <text:p text:style-name="P1"><text:tab/><draw:frame draw:style-name="fr3" draw:name="Object35" text:anchor-type="as-char" svg:width="1.6717in" svg:height="0.5134in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"/>
      <text:p text:style-name="P3"/>
      <text:p text:style-name="P3"/>
      <text:p text:style-name="P3"/>
      <text:p text:style-name="P3"/>
      <text:p text:style-name="P3">Fundamentalsatsen</text:p>
      <text:p text:style-name="P4"><text:span text:style-name="T4">Om </text:span><text:span text:style-name="T3">ƒ : [0; T] → </text:span><text:span text:style-name="T6">ℝ är Lipschitz-kontinuerlig så är funktionen </text:span><text:span text:style-name="T6"><draw:frame draw:style-name="fr4" draw:name="Object36" text:anchor-type="as-char" svg:y="-0.3799in" svg:width="1.2083in" svg:height="0.6035in" draw:z-index="40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5"/>
      <text:p text:style-name="P5">(som definieras genom tidstegning med försvinnande kort tidssteg,</text:p>
      <text:p text:style-name="P5"/>
      <text:p text:style-name="P4"><text:span text:style-name="T6"><text:s/>motsvarande </text:span><text:span text:style-name="T6"><draw:frame draw:style-name="fr5" draw:name="Object37" text:anchor-type="as-char" svg:width="0.1063in" svg:height="0.1937in" draw:z-index="41"><draw:object xlink:href="./Object 37" xlink:type="simple" xlink:show="embed" xlink:actuate="onLoad"/><draw:image xlink:href="./ObjectReplacements/Object 37" xlink:type="simple" xlink:show="embed" xlink:actuate="onLoad"/></draw:frame></text:span><text:span text:style-name="T7">) </text:span><text:span text:style-name="T6">lösning till ekvationen</text:span></text:p>
      <text:p text:style-name="P5"/>
      <text:p text:style-name="P4"><text:span text:style-name="T6"><draw:frame draw:style-name="fr3" draw:name="Object38" text:anchor-type="as-char" svg:width="0.8965in" svg:height="0.4646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6">för t</text:span><text:span text:style-name="T5"> ∈ [0; T]</text:span></text:p>
      <text:p text:style-name="P2"/>
      <text:p text:style-name="P7"><draw:frame draw:style-name="fr2" draw:name="graphics4" text:anchor-type="paragraph" svg:x="0.0957in" svg:y="0.0661in" svg:width="4.1665in" svg:height="2.778in" draw:z-index="13"><draw:image xlink:href="Pictures/200000F10000295700001B904C8508DE.svm" xlink:type="simple" xlink:show="embed" xlink:actuate="onLoad"/></draw:frame></text:p>
      <text:p text:style-name="P2">Riemann-sum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Object39" text:anchor-type="as-char" svg:width="2.2598in" svg:height="0.6028in" draw:z-index="14"><draw:object xlink:href="./Object 39" xlink:type="simple" xlink:show="embed" xlink:actuate="onLoad"/><draw:image xlink:href="./ObjectReplacements/Object 39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CAAAAA+DejaVuSans" svg:font-family="CAAAAA+DejaVuSans" style:font-family-generic="swiss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13M35S</meta:editing-duration>
    <meta:editing-cycles>29</meta:editing-cycles>
    <meta:generator>OpenOffice.org/3.2$Linux OpenOffice.org_project/320m19$Build-9505</meta:generator>
    <dc:date>2010-12-16T12:27:26</dc:date>
    <dc:creator>Mattias </dc:creator>
    <meta:document-statistic meta:table-count="0" meta:image-count="4" meta:object-count="39" meta:page-count="5" meta:paragraph-count="58" meta:word-count="153" meta:character-count="8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i mathvariant="normal">t</mi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 {{dot u}(t) = ƒ(t)} # alignl {u(0) = u^0}} right none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ˉ</math:mo>
      </math:mover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n</math:mi>
            <math:mi>dt</math:mi>
          </math:mrow>
          <math:mo math:stretchy="false">)</math:mo>
        </math:mrow>
        <math:mo math:stretchy="false">+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frac>
          <math:mi>dt</math:mi>
          <math:mn>2</math:mn>
        </math:mfrac>
        <math:mo math:stretchy="false">+</math:mo>
        <math:mi math:fontstyle="normal">ƒ</math:mi>
      </math:mrow>
      <math:mfenced math:open="" math:close="">
        <math:mrow>
          <math:mi math:fontstyle="normal">n</math:mi>
          <math:mrow>
            <math:mi>dt</math:mi>
            <math:mo math:stretchy="false">+</math:mo>
            <math:mfrac>
              <math:mi>dt</math:mi>
              <math:mn>2</math:mn>
            </math:mfrac>
          </math:mrow>
        </math:mrow>
      </math:mfenced>
      <math:mi/>
      <math:mfrac>
        <math:mi>dt</math:mi>
        <math:mn>2</math:mn>
      </math:mfrac>
    </math:mrow>
    <math:annotation math:encoding="StarMath 5.0">bar u left ( (n + 1) dt right ) = u(n dt) + ƒ(n dt)`{dt over 2} + ƒ left (n dt + {dt over 2} right )`{dt over 2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−</math:mo>
        <math:mover math:accent="true">
          <math:mi math:fontstyle="normal">u</math:mi>
          <math:mo math:stretchy="false">ˉ</math:mo>
        </math:mover>
      </math:mrow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=</math:mo>
        <math:mtext/>
      </math:mrow>
    </math:mrow>
    <math:annotation math:encoding="StarMath 5.0">u left ( (n + 1) dt right ) - bar u left ( (n + 1) dt right ) = ""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n</math:mi>
            <math:mi>dt</math:mi>
          </math:mrow>
          <math:mo math:stretchy="false">)</math:mo>
        </math:mrow>
        <math:mo math:stretchy="false">+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row>
          <math:mi>dt</math:mi>
          <math:mo math:stretchy="false">−</math:mo>
          <math:mfenced math:open="" math:close="">
            <math:mrow>
              <math:mi math:fontstyle="normal">u</math:mi>
              <math:mrow>
                <math:mrow>
                  <math:mo math:stretchy="false">(</math:mo>
                  <math:mrow>
                    <math:mi math:fontstyle="normal">n</math:mi>
                    <math:mi>dt</math:mi>
                  </math:mrow>
                  <math:mo math:stretchy="false">)</math:mo>
                </math:mrow>
                <math:mo math:stretchy="false">+</math:mo>
                <math:mi math:fontstyle="normal">ƒ</math:mi>
              </math:mrow>
              <math:mrow>
                <math:mo math:stretchy="false">(</math:mo>
                <math:mrow>
                  <math:mi math:fontstyle="normal">n</math:mi>
                  <math:mi>dt</math:mi>
                </math:mrow>
                <math:mo math:stretchy="false">)</math:mo>
              </math:mrow>
              <math:mi/>
              <math:mrow>
                <math:mfrac>
                  <math:mi>dt</math:mi>
                  <math:mn>2</math:mn>
                </math:mfrac>
                <math:mo math:stretchy="false">+</math:mo>
                <math:mi math:fontstyle="normal">ƒ</math:mi>
              </math:mrow>
              <math:mfenced math:open="" math:close="">
                <math:mrow>
                  <math:mi math:fontstyle="normal">n</math:mi>
                  <math:mrow>
                    <math:mi>dt</math:mi>
                    <math:mo math:stretchy="false">+</math:mo>
                    <math:mfrac>
                      <math:mi>dt</math:mi>
                      <math:mn>2</math:mn>
                    </math:mfrac>
                  </math:mrow>
                </math:mrow>
              </math:mfenced>
              <math:mi/>
              <math:mfrac>
                <math:mi>dt</math:mi>
                <math:mn>2</math:mn>
              </math:mfrac>
            </math:mrow>
          </math:mfenced>
        </math:mrow>
        <math:mo math:stretchy="false">=</math:mo>
        <math:mtext/>
      </math:mrow>
    </math:mrow>
    <math:annotation math:encoding="StarMath 5.0">"" = u(n dt) + ƒ(n dt)`dt - left ( u(n dt) + ƒ(n dt)`{dt over 2} + ƒ left ( n dt + {dt over 2} right ) `{dt over 2} right ) = ""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i>dt</math:mi>
        <math:mo math:stretchy="false">−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frac>
          <math:mi>dt</math:mi>
          <math:mn>2</math:mn>
        </math:mfrac>
        <math:mo math:stretchy="false">−</math:mo>
        <math:mi math:fontstyle="normal">ƒ</math:mi>
      </math:mrow>
      <math:mfenced math:open="" math:close="">
        <math:mrow>
          <math:mi math:fontstyle="normal">n</math:mi>
          <math:mrow>
            <math:mi>dt</math:mi>
            <math:mo math:stretchy="false">+</math:mo>
            <math:mfrac>
              <math:mi>dt</math:mi>
              <math:mn>2</math:mn>
            </math:mfrac>
          </math:mrow>
        </math:mrow>
      </math:mfenced>
      <math:mi/>
      <math:mrow>
        <math:mfrac>
          <math:mi>dt</math:mi>
          <math:mn>2</math:mn>
        </math:mfrac>
        <math:mo math:stretchy="false">=</math:mo>
        <math:mtext/>
      </math:mrow>
    </math:mrow>
    <math:annotation math:encoding="StarMath 5.0">"" = ƒ(n dt)`dt - ƒ(n dt)`{dt over 2} - ƒ left ( n dt + {dt over 2} right ) `{dt over 2} = ""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row>
        <math:mfrac>
          <math:mi>dt</math:mi>
          <math:mn>2</math:mn>
        </math:mfrac>
        <math:mo math:stretchy="false">−</math:mo>
        <math:mi math:fontstyle="normal">ƒ</math:mi>
      </math:mrow>
      <math:mfenced math:open="" math:close="">
        <math:mrow>
          <math:mi math:fontstyle="normal">n</math:mi>
          <math:mrow>
            <math:mi>dt</math:mi>
            <math:mo math:stretchy="false">+</math:mo>
            <math:mfrac>
              <math:mi>dt</math:mi>
              <math:mn>2</math:mn>
            </math:mfrac>
          </math:mrow>
        </math:mrow>
      </math:mfenced>
      <math:mi/>
      <math:mrow>
        <math:mfrac>
          <math:mi>dt</math:mi>
          <math:mn>2</math:mn>
        </math:mfrac>
        <math:mo math:stretchy="false">=</math:mo>
        <math:mtext/>
      </math:mrow>
    </math:mrow>
    <math:annotation math:encoding="StarMath 5.0">"" = ƒ(n dt)`{dt over 2} - ƒ left ( n dt + {dt over 2} right ) `{dt over 2} = ""</math:annotation>
  </math:semantics>
</math:math>
</file>

<file path=Object 15/content.xml><?xml version="1.0" encoding="utf-8"?>
<math xmlns="http://www.w3.org/1998/Math/MathML">
  <semantics>
    <mrow>
      <mrow>
        <mtext/>
        <mi mathvariant="normal">=</mi>
        <mfenced open="[" close="]">
          <mrow>
            <mi mathvariant="normal">ƒ</mi>
            <mrow>
              <mrow>
                <mo stretchy="false">(</mo>
                <mrow>
                  <mi mathvariant="normal">n</mi>
                  <mi>dt</mi>
                </mrow>
                <mo stretchy="false">)</mo>
              </mrow>
              <mi mathvariant="normal">−</mi>
              <mi mathvariant="normal">ƒ</mi>
            </mrow>
            <mfenced open="" close="">
              <mrow>
                <mi mathvariant="normal">n</mi>
                <mrow>
                  <mi>dt</mi>
                  <mo stretchy="false">+</mo>
                  <mfrac>
                    <mi>dt</mi>
                    <mn>2</mn>
                  </mfrac>
                </mrow>
              </mrow>
            </mfenced>
          </mrow>
        </mfenced>
      </mrow>
      <mfrac>
        <mi>dt</mi>
        <mn>2</mn>
      </mfrac>
    </mrow>
    <annotation encoding="StarMath 5.0">"" = left [ ƒ(n dt) - ƒ left ( n dt + {dt over 2} right ) right ] {dt over 2}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i math:fontstyle="normal">ƒ</math:mi>
          <math:mrow>
            <math:mrow>
              <math:mo math:stretchy="false">(</math:mo>
              <math:msub>
                <math:mi math:fontstyle="normal">t</math:mi>
                <math:mn>2</math:mn>
              </math:msub>
              <math:mo math:stretchy="false">)</math:mo>
            </math:mrow>
            <math:mo math:stretchy="false">−</math:mo>
            <math:mi math:fontstyle="normal">ƒ</math:mi>
          </math:mrow>
          <math:mrow>
            <math:mo math:stretchy="false">(</math:mo>
            <math:msub>
              <math:mi math:fontstyle="normal">t</math:mi>
              <math:mn>1</math:mn>
            </math:msub>
            <math:mo math:stretchy="false">)</math:mo>
          </math:mrow>
        </math:mrow>
      </math:mfenced>
      <math:mrow>
        <math:mi/>
        <math:mo math:stretchy="false">≤</math:mo>
        <math:mi/>
      </math:mrow>
      <math:mi math:fontstyle="normal">L</math:mi>
      <math:mfenced math:open="∣" math:close="∣">
        <math:mrow>
          <math:msub>
            <math:mi math:fontstyle="normal">t</math:mi>
            <math:mn>2</math:mn>
          </math:msub>
          <math:mo math:stretchy="false">−</math:mo>
          <math:msub>
            <math:mi math:fontstyle="normal">t</math:mi>
            <math:mn>1</math:mn>
          </math:msub>
        </math:mrow>
      </math:mfenced>
    </math:mrow>
    <math:annotation math:encoding="StarMath 5.0">abs {ƒ(t_2) - ƒ(t_1)} ``&lt;=`` L abs {t_2 - t_1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−</math:mo>
        <math:mover math:accent="true">
          <math:mi math:fontstyle="normal">u</math:mi>
          <math:mo math:stretchy="false">ˉ</math:mo>
        </math:mover>
      </math:mrow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=</math:mo>
        <math:mtext/>
      </math:mrow>
    </math:mrow>
    <math:annotation math:encoding="StarMath 5.0">u left ( (n + 1) dt right ) - bar u left ( (n + 1) dt right ) = ""</math:annotation>
  </math:semantics>
</math:math>
</file>

<file path=Object 18/content.xml><?xml version="1.0" encoding="utf-8"?>
<math xmlns="http://www.w3.org/1998/Math/MathML">
  <semantics>
    <mrow>
      <mrow>
        <mtext/>
        <mi mathvariant="normal">=</mi>
        <mfenced open="" close="">
          <mrow>
            <mi mathvariant="normal">ƒ</mi>
            <mrow>
              <mrow>
                <mo stretchy="false">(</mo>
                <mrow>
                  <mi mathvariant="normal">n</mi>
                  <mi>dt</mi>
                </mrow>
                <mo stretchy="false">)</mo>
              </mrow>
              <mi mathvariant="normal">−</mi>
              <mi mathvariant="normal">ƒ</mi>
            </mrow>
            <mfenced open="" close="">
              <mrow>
                <mi mathvariant="normal">n</mi>
                <mrow>
                  <mi>dt</mi>
                  <mo stretchy="false">+</mo>
                  <mfrac>
                    <mi>dt</mi>
                    <mn>2</mn>
                  </mfrac>
                </mrow>
              </mrow>
            </mfenced>
          </mrow>
        </mfenced>
      </mrow>
      <mrow>
        <mfrac>
          <mi>dt</mi>
          <mn>2</mn>
        </mfrac>
        <mi mathvariant="normal">≤</mi>
        <mtext/>
      </mrow>
    </mrow>
    <annotation encoding="StarMath 5.0">"" = left ( ƒ(n dt) - ƒ left ( n dt + {dt over 2} right ) right ) {dt over 2} &lt;= ""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≤</math:mo>
        <math:mi math:fontstyle="normal">L</math:mi>
      </math:mrow>
      <math:mfenced math:open="∣" math:close="∣">
        <math:mrow>
          <math:mi math:fontstyle="normal">n</math:mi>
          <math:mrow>
            <math:mi>dt</math:mi>
            <math:mo math:stretchy="false">−</math:mo>
            <math:mfenced math:open="" math:close="">
              <math:mrow>
                <math:mi math:fontstyle="normal">n</math:mi>
                <math:mrow>
                  <math:mi>dt</math:mi>
                  <math:mo math:stretchy="false">+</math:mo>
                  <math:mfrac>
                    <math:mi>dt</math:mi>
                    <math:mn>2</math:mn>
                  </math:mfrac>
                </math:mrow>
              </math:mrow>
            </math:mfenced>
          </math:mrow>
        </math:mrow>
      </math:mfenced>
      <math:mi/>
      <math:mrow>
        <math:mfrac>
          <math:mi>dt</math:mi>
          <math:mn>2</math:mn>
        </math:mfrac>
        <math:mo math:stretchy="false">=</math:mo>
        <math:mtext/>
      </math:mrow>
    </math:mrow>
    <math:annotation math:encoding="StarMath 5.0">"" &lt;= L abs {n dt - left (n dt + {dt over 2} right )} `{dt over 2} = "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row>
              <math:mrow>
                <math:msup>
                  <math:mi math:fontstyle="normal">u</math:mi>
                  <math:mrow>
                    <math:mi math:fontstyle="normal">n</math:mi>
                    <math:mo math:stretchy="false">+</math:mo>
                    <math:mn>1</math:mn>
                  </math:mrow>
                </math:msup>
                <math:mo math:stretchy="false">=</math:mo>
                <math:mrow>
                  <math:msup>
                    <math:mi math:fontstyle="normal">u</math:mi>
                    <math:mi math:fontstyle="normal">n</math:mi>
                  </math:msup>
                  <math:mo math:stretchy="false">+</math:mo>
                  <math:msup>
                    <math:mi math:fontstyle="normal">ƒ</math:mi>
                    <math:mi math:fontstyle="normal">n</math:mi>
                  </math:msup>
                </math:mrow>
              </math:mrow>
              <math:mi/>
              <math:mi>dt</math:mi>
            </math:mrow>
          </math:mrow>
        </math:mtr>
        <math:mtr>
          <math:mtext/>
        </math:mtr>
        <math:mtr>
          <math:mrow>
            <math:mrow>
              <math:mrow>
                <math:msup>
                  <math:mi math:fontstyle="normal">u</math:mi>
                  <math:mi math:fontstyle="normal">n</math:mi>
                </math:msup>
                <math:mo math:stretchy="false">=</math:mo>
                <math:mrow>
                  <math:msup>
                    <math:mi math:fontstyle="normal">u</math:mi>
                    <math:mrow>
                      <math:mi math:fontstyle="normal">n</math:mi>
                      <math:mo math:stretchy="false">−</math:mo>
                      <math:mn>1</math:mn>
                    </math:mrow>
                  </math:msup>
                  <math:mo math:stretchy="false">+</math:mo>
                  <math:msup>
                    <math:mi math:fontstyle="normal">ƒ</math:mi>
                    <math:mrow>
                      <math:mi math:fontstyle="normal">n</math:mi>
                      <math:mo math:stretchy="false">−</math:mo>
                      <math:mn>1</math:mn>
                    </math:mrow>
                  </math:msup>
                </math:mrow>
              </math:mrow>
              <math:mi/>
              <math:mi>dt</math:mi>
            </math:mrow>
          </math:mrow>
        </math:mtr>
      </math:mtable>
      <math:mi/>
      <math:mfenced math:open="" math:close="">
        <math:mrow>
          <math:mfrac>
            <math:mrow>
              <math:msup>
                <math:mi math:fontstyle="normal">u</math:mi>
                <math:mrow>
                  <math:mi math:fontstyle="normal">n</math:mi>
                  <math:mo math:stretchy="false">+</math:mo>
                  <math:mn>1</math:mn>
                </math:mrow>
              </math:msup>
              <math:mo math:stretchy="false">−</math:mo>
              <math:msup>
                <math:mi math:fontstyle="normal">u</math:mi>
                <math:mi math:fontstyle="normal">n</math:mi>
              </math:msup>
            </math:mrow>
            <math:mi>dt</math:mi>
          </math:mfrac>
          <math:mo math:stretchy="false">=</math:mo>
          <math:msup>
            <math:mi math:fontstyle="normal">ƒ</math:mi>
            <math:mi math:fontstyle="normal">n</math:mi>
          </math:msup>
        </math:mrow>
      </math:mfenced>
    </math:mrow>
    <math:annotation math:encoding="StarMath 5.0">stack{alignl{u^{n + 1} = u^n + ƒ^n `dt} # "" # alignl {u^n = u^{n - 1} + ƒ^{n - 1} `dt}}
~~~~~~~~ left ( {{u^{n + 1} - u^n} over {dt}} = ƒ^n right 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L</math:mi>
      </math:mrow>
      <math:mfenced math:open="∣" math:close="∣">
        <math:mrow>
          <math:mo math:stretchy="false">−</math:mo>
          <math:mfrac>
            <math:mi>dt</math:mi>
            <math:mn>2</math:mn>
          </math:mfrac>
        </math:mrow>
      </math:mfenced>
      <math:mi/>
      <math:mrow>
        <math:mfrac>
          <math:mi>dt</math:mi>
          <math:mn>2</math:mn>
        </math:mfrac>
        <math:mo math:stretchy="false">=</math:mo>
        <math:mtext/>
      </math:mrow>
    </math:mrow>
    <math:annotation math:encoding="StarMath 5.0">"" = L abs {-{dt over 2}} `{dt over 2} = ""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i math:fontstyle="normal">L</math:mi>
          <math:mn>4</math:mn>
        </math:mfrac>
      </math:mrow>
      <math:mi/>
      <math:msup>
        <math:mi>dt</math:mi>
        <math:mn>2</math:mn>
      </math:msup>
    </math:mrow>
    <math:annotation math:encoding="StarMath 5.0">"" = {L over 4}`dt^2</math:annotation>
  </math:semantics>
</math:math>
</file>

<file path=Object 22/content.xml><?xml version="1.0" encoding="utf-8"?>
<math xmlns="http://www.w3.org/1998/Math/MathML">
  <semantics>
    <mrow>
      <mfenced open="∣" close="∣">
        <mrow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over accent="true">
              <mi mathvariant="normal">u</mi>
              <mo stretchy="false">ˉ</mo>
            </mover>
          </mrow>
          <mrow>
            <mo stretchy="false">(</mo>
            <mi mathvariant="normal">T</mi>
            <mo stretchy="false">)</mo>
          </mrow>
        </mrow>
      </mfenced>
      <mrow>
        <mi/>
        <mi mathvariant="normal">≤</mi>
        <mi/>
      </mrow>
      <mfrac>
        <mi mathvariant="normal">L</mi>
        <mn>4</mn>
      </mfrac>
      <mi/>
      <msup>
        <mi>dt</mi>
        <mn>2</mn>
      </msup>
      <mrow>
        <mi/>
        <mi mathvariant="normal">×</mi>
        <mi/>
      </mrow>
      <mrow>
        <mo stretchy="false">(</mo>
        <mrow>
          <mi mathvariant="normal">N</mi>
          <mo stretchy="false">+</mo>
          <mn>1</mn>
        </mrow>
        <mo stretchy="false">)</mo>
      </mrow>
      <mrow>
        <mi/>
        <mi mathvariant="normal">=</mi>
        <mi/>
      </mrow>
      <mfrac>
        <mtext>LT</mtext>
        <mn>4</mn>
      </mfrac>
      <mi/>
      <mi>dt</mi>
    </mrow>
    <annotation encoding="StarMath 5.0">abs {u (T) - bar u (T)} ~&lt;=~ {L over 4}`dt^2 ``times`` (N + 1) ~=~ {"LT" over 4}`dt</annotation>
  </semantics>
</math>
</file>

<file path=Object 23/content.xml><?xml version="1.0" encoding="utf-8"?>
<math xmlns="http://www.w3.org/1998/Math/MathML">
  <semantics>
    <mover accent="true">
      <mi mathvariant="normal">u</mi>
      <mo stretchy="false">ˉ</mo>
    </mover>
    <annotation encoding="StarMath 5.0">bar u</annotation>
  </semantics>
</math>
</file>

<file path=Object 24/content.xml><?xml version="1.0" encoding="utf-8"?>
<math xmlns="http://www.w3.org/1998/Math/MathML">
  <semantics>
    <mfrac>
      <mi>dt</mi>
      <mn>4</mn>
    </mfrac>
    <annotation encoding="StarMath 5.0">dt over 4</annotation>
  </semantics>
</math>
</file>

<file path=Object 25/content.xml><?xml version="1.0" encoding="utf-8"?>
<math xmlns="http://www.w3.org/1998/Math/MathML">
  <semantics>
    <mrow>
      <mfenced open="∣" close="∣">
        <mrow>
          <msub>
            <mi mathvariant="normal">u</mi>
            <mi>dt</mi>
          </msub>
          <mrow>
            <mrow>
              <mo stretchy="false">(</mo>
              <mi mathvariant="normal">T</mi>
              <mo stretchy="false">)</mo>
            </mrow>
            <mi mathvariant="normal">−</mi>
            <msub>
              <mi mathvariant="normal">u</mi>
              <mrow>
                <mi>dt</mi>
                <mi mathvariant="normal">/</mi>
                <mn>4</mn>
              </mrow>
            </msub>
          </mrow>
          <mrow>
            <mo stretchy="false">(</mo>
            <mi mathvariant="normal">T</mi>
            <mo stretchy="false">)</mo>
          </mrow>
        </mrow>
      </mfenced>
      <mi mathvariant="normal">=</mi>
      <mtext/>
    </mrow>
    <annotation encoding="StarMath 5.0">abs{ u_dt (T) - u_{dt/4} (T) } = ""</annotation>
  </semantics>
</math>
</file>

<file path=Object 26/content.xml><?xml version="1.0" encoding="utf-8"?>
<math xmlns="http://www.w3.org/1998/Math/MathML">
  <semantics>
    <mrow>
      <mrow>
        <mtext/>
        <mi mathvariant="normal">≤</mi>
        <mrow>
          <mfenced open="∣" close="∣">
            <mrow>
              <msub>
                <mi mathvariant="normal">u</mi>
                <mi>dt</mi>
              </msub>
              <mrow>
                <mrow>
                  <mo stretchy="false">(</mo>
                  <mi mathvariant="normal">T</mi>
                  <mo stretchy="false">)</mo>
                </mrow>
                <mi mathvariant="normal">−</mi>
                <msub>
                  <mi mathvariant="normal">u</mi>
                  <mrow>
                    <mi>dt</mi>
                    <mi mathvariant="normal">/</mi>
                    <mn>2</mn>
                  </mrow>
                </msub>
              </mrow>
            </mrow>
          </mfenced>
          <mo stretchy="false">+</mo>
          <mfenced open="∣" close="∣">
            <mrow>
              <msub>
                <mi mathvariant="normal">u</mi>
                <mrow>
                  <mi>dt</mi>
                  <mi mathvariant="normal">/</mi>
                  <mn>2</mn>
                </mrow>
              </msub>
              <mrow>
                <mrow>
                  <mo stretchy="false">(</mo>
                  <mi mathvariant="normal">T</mi>
                  <mo stretchy="false">)</mo>
                </mrow>
                <mi mathvariant="normal">−</mi>
                <msub>
                  <mi mathvariant="normal">u</mi>
                  <mrow>
                    <mi>dt</mi>
                    <mi mathvariant="normal">/</mi>
                    <mn>4</mn>
                  </mrow>
                </msub>
              </mrow>
            </mrow>
          </mfenced>
        </mrow>
      </mrow>
      <mi mathvariant="normal">≤</mi>
      <mtext/>
    </mrow>
    <annotation encoding="StarMath 5.0">"" &lt;= abs {u_dt (T) - u_{dt/2}} + abs {u_{dt/2} (T) - u_{dt/4}} &lt;= ""</annotation>
  </semantics>
</math>
</file>

<file path=Object 27/content.xml><?xml version="1.0" encoding="utf-8"?>
<math xmlns="http://www.w3.org/1998/Math/MathML">
  <semantics>
    <mrow>
      <mrow>
        <mtext/>
        <mi mathvariant="normal">=</mi>
        <mfenced open="∣" close="∣">
          <mrow>
            <msub>
              <mi mathvariant="normal">u</mi>
              <mi>dt</mi>
            </msub>
            <mrow>
              <mrow>
                <mo stretchy="false">(</mo>
                <mi mathvariant="normal">T</mi>
                <mo stretchy="false">)</mo>
              </mrow>
              <mi mathvariant="normal">−</mi>
              <msub>
                <mi mathvariant="normal">u</mi>
                <mrow>
                  <mi>dt</mi>
                  <mi mathvariant="normal">/</mi>
                  <mn>2</mn>
                </mrow>
              </msub>
            </mrow>
            <mrow>
              <mrow>
                <mo stretchy="false">(</mo>
                <mi mathvariant="normal">T</mi>
                <mo stretchy="false">)</mo>
              </mrow>
              <mo stretchy="false">+</mo>
              <msub>
                <mi mathvariant="normal">u</mi>
                <mrow>
                  <mi>dt</mi>
                  <mi mathvariant="normal">/</mi>
                  <mn>2</mn>
                </mrow>
              </msub>
            </mrow>
            <mrow>
              <mrow>
                <mo stretchy="false">(</mo>
                <mi mathvariant="normal">T</mi>
                <mo stretchy="false">)</mo>
              </mrow>
              <mi mathvariant="normal">−</mi>
              <msub>
                <mi mathvariant="normal">u</mi>
                <mrow>
                  <mi>dt</mi>
                  <mi mathvariant="normal">/</mi>
                  <mn>4</mn>
                </mrow>
              </msub>
            </mrow>
            <mrow>
              <mo stretchy="false">(</mo>
              <mi mathvariant="normal">T</mi>
              <mo stretchy="false">)</mo>
            </mrow>
          </mrow>
        </mfenced>
      </mrow>
      <mi mathvariant="normal">≤</mi>
      <mtext/>
    </mrow>
    <annotation encoding="StarMath 5.0">"" = abs{u_dt (T) - u_{dt/2} (T) + u_{dt/2} (T) - u_{dt/4} (T)} &lt;= ""</annotation>
  </semantics>
</math>
</file>

<file path=Object 28/content.xml><?xml version="1.0" encoding="utf-8"?>
<math xmlns="http://www.w3.org/1998/Math/MathML">
  <semantics>
    <mrow>
      <mrow>
        <mtext/>
        <mi mathvariant="normal">≤</mi>
        <mfrac>
          <mtext>LT</mtext>
          <mn>4</mn>
        </mfrac>
      </mrow>
      <mi/>
      <mi>dt</mi>
      <mrow>
        <mi/>
        <mo stretchy="false">+</mo>
        <mi/>
      </mrow>
      <mfrac>
        <mtext>LT</mtext>
        <mn>4</mn>
      </mfrac>
      <mi/>
      <mfrac>
        <mi>dt</mi>
        <mn>2</mn>
      </mfrac>
    </mrow>
    <annotation encoding="StarMath 5.0">"" &lt;= {"LT" over 4}`dt ``+`` {"LT" over 4}`{dt over 2}</annotation>
  </semantics>
</math>
</file>

<file path=Object 29/content.xml><?xml version="1.0" encoding="utf-8"?>
<math xmlns="http://www.w3.org/1998/Math/MathML">
  <semantics>
    <mrow>
      <mfrac>
        <mi>dt</mi>
        <mn>8</mn>
      </mfrac>
      <mi mathvariant="normal">,</mi>
    </mrow>
    <annotation encoding="StarMath 5.0">{dt over 8},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u</math:mi>
          <math:mrow>
            <math:mi math:fontstyle="normal">n</math:mi>
            <math:mo math:stretchy="false">+</math:mo>
            <math:mn>1</math:mn>
          </math:mrow>
        </math:msup>
        <math:mo math:stretchy="false">=</math:mo>
        <math:mrow>
          <math:msup>
            <math:mi math:fontstyle="normal">u</math:mi>
            <math:mn>0</math:mn>
          </math:msup>
          <math:mo math:stretchy="false">+</math:mo>
          <math:mrow>
            <math:munderover>
              <math:mo math:stretchy="false">∑</math:mo>
              <math:mrow>
                <math:mi math:fontstyle="normal">i</math:mi>
                <math:mo math:stretchy="false">=</math:mo>
                <math:mn>0</math:mn>
              </math:mrow>
              <math:mi math:fontstyle="normal">n</math:mi>
            </math:munderover>
            <math:msup>
              <math:mi math:fontstyle="normal">ƒ</math:mi>
              <math:mi math:fontstyle="normal">i</math:mi>
            </math:msup>
          </math:mrow>
        </math:mrow>
      </math:mrow>
      <math:mi/>
      <math:mi>dt</math:mi>
    </math:mrow>
    <math:annotation math:encoding="StarMath 5.0">u^{n + 1} = u^0 + sum from{i = 0} to n ƒ^i `dt</math:annotation>
  </math:semantics>
</math:math>
</file>

<file path=Object 30/content.xml><?xml version="1.0" encoding="utf-8"?>
<math xmlns="http://www.w3.org/1998/Math/MathML">
  <semantics>
    <mrow>
      <mfrac>
        <mi>dt</mi>
        <mn>16</mn>
      </mfrac>
      <mi mathvariant="normal">,</mi>
    </mrow>
    <annotation encoding="StarMath 5.0">{dt over 16},</annotation>
  </semantics>
</math>
</file>

<file path=Object 31/content.xml><?xml version="1.0" encoding="utf-8"?>
<math xmlns="http://www.w3.org/1998/Math/MathML">
  <semantics>
    <mover accent="true">
      <mi mathvariant="normal">u</mi>
      <mo stretchy="false">ˉ</mo>
    </mover>
    <annotation encoding="StarMath 5.0">bar u</annotation>
  </semantics>
</math>
</file>

<file path=Object 32/content.xml><?xml version="1.0" encoding="utf-8"?>
<math xmlns="http://www.w3.org/1998/Math/MathML">
  <semantics>
    <mrow>
      <mfenced open="∣" close="∣">
        <mrow>
          <msub>
            <mi mathvariant="normal">u</mi>
            <mi>dt</mi>
          </msub>
          <mrow>
            <mrow>
              <mo stretchy="false">(</mo>
              <mi mathvariant="normal">T</mi>
              <mo stretchy="false">)</mo>
            </mrow>
            <mi mathvariant="normal">−</mi>
            <mover accent="true">
              <mi mathvariant="normal">u</mi>
              <mo stretchy="false">ˉ</mo>
            </mover>
          </mrow>
          <mrow>
            <mo stretchy="false">(</mo>
            <mi mathvariant="normal">T</mi>
            <mo stretchy="false">)</mo>
          </mrow>
        </mrow>
      </mfenced>
      <mi mathvariant="normal">≤</mi>
      <mtext/>
    </mrow>
    <annotation encoding="StarMath 5.0">abs{ u_dt (T) - bar u (T) } &lt;= ""</annotation>
  </semantics>
</math>
</file>

<file path=Object 33/content.xml><?xml version="1.0" encoding="utf-8"?>
<math xmlns="http://www.w3.org/1998/Math/MathML">
  <semantics>
    <mrow>
      <mrow>
        <mtext/>
        <mi mathvariant="normal">≤</mi>
        <mi/>
      </mrow>
      <mfrac>
        <mtext>LT</mtext>
        <mn>4</mn>
      </mfrac>
      <mi/>
      <mi>dt</mi>
      <mrow>
        <mi/>
        <mo stretchy="false">+</mo>
        <mi/>
      </mrow>
      <mfrac>
        <mtext>LT</mtext>
        <mn>4</mn>
      </mfrac>
      <mi/>
      <mfrac>
        <mi>dt</mi>
        <mn>2</mn>
      </mfrac>
      <mrow>
        <mi/>
        <mo stretchy="false">+</mo>
        <mi/>
      </mrow>
      <mfrac>
        <mtext>LT</mtext>
        <mn>4</mn>
      </mfrac>
      <mi/>
      <mfrac>
        <mi>dt</mi>
        <mn>4</mn>
      </mfrac>
      <mrow>
        <mi/>
        <mo stretchy="false">+</mo>
        <mi/>
      </mrow>
      <mfrac>
        <mtext>LT</mtext>
        <mn>4</mn>
      </mfrac>
      <mi/>
      <mfrac>
        <mi>dt</mi>
        <mn>8</mn>
      </mfrac>
      <mrow>
        <mi/>
        <mo stretchy="false">+</mo>
        <mi/>
      </mrow>
      <mn>...</mn>
      <mrow>
        <mi/>
        <mi mathvariant="normal">=</mi>
        <mtext/>
      </mrow>
    </mrow>
    <annotation encoding="StarMath 5.0">"" &lt;= ~ {"LT" over 4}`dt ~+~ {"LT" over 4}`{dt over 2} ~+~ {"LT" over 4}`{dt over 4} ~+~ {"LT" over 4}`{dt over 8} ~+~ ... ~ = ""</annotation>
  </semantics>
</math>
</file>

<file path=Object 34/content.xml><?xml version="1.0" encoding="utf-8"?>
<math xmlns="http://www.w3.org/1998/Math/MathML">
  <semantics>
    <mrow>
      <mrow>
        <mtext/>
        <mi mathvariant="normal">≤</mi>
        <mi/>
      </mrow>
      <mfrac>
        <mtext>LT</mtext>
        <mn>2</mn>
      </mfrac>
      <mfenced open="" close="">
        <mrow>
          <mi/>
          <mfrac>
            <mn>1</mn>
            <mn>2</mn>
          </mfrac>
          <mrow>
            <mi/>
            <mo stretchy="false">+</mo>
            <mi/>
          </mrow>
          <mfrac>
            <mn>1</mn>
            <mn>4</mn>
          </mfrac>
          <mrow>
            <mi/>
            <mo stretchy="false">+</mo>
            <mi/>
          </mrow>
          <mfrac>
            <mn>1</mn>
            <mn>8</mn>
          </mfrac>
          <mrow>
            <mi/>
            <mo stretchy="false">+</mo>
            <mi/>
          </mrow>
          <mfrac>
            <mn>1</mn>
            <mn>16</mn>
          </mfrac>
          <mi/>
        </mrow>
      </mfenced>
      <mrow>
        <mi/>
        <mo stretchy="false">&lt;</mo>
        <mtext/>
      </mrow>
    </mrow>
    <annotation encoding="StarMath 5.0">"" &lt;= ~ {"LT" over 2} left ( ~ {1 over 2} ~+~ {1 over 4} ~+~ {1 over 8} ~+~ {1 over 16} ~ right ) ~ &lt; ""</annotation>
  </semantics>
</math>
</file>

<file path=Object 35/content.xml><?xml version="1.0" encoding="utf-8"?>
<math xmlns="http://www.w3.org/1998/Math/MathML">
  <semantics>
    <mrow>
      <mrow>
        <mtext/>
        <mo stretchy="false">&lt;</mo>
        <mi/>
      </mrow>
      <mfenced open="{" close="}">
        <mrow>
          <mrow>
            <munderover>
              <mi mathvariant="normal">∑</mi>
              <mrow>
                <mi mathvariant="normal">i</mi>
                <mi mathvariant="normal">=</mi>
                <mn>1</mn>
              </mrow>
              <mi mathvariant="normal">N</mi>
            </munderover>
            <mfrac>
              <mn>1</mn>
              <msup>
                <mn>2</mn>
                <mi mathvariant="normal">n</mi>
              </msup>
            </mfrac>
          </mrow>
          <mi mathvariant="normal">≅</mi>
          <mn>1</mn>
        </mrow>
      </mfenced>
      <mrow>
        <mi/>
        <mo stretchy="false">&lt;</mo>
        <mi/>
      </mrow>
      <mfrac>
        <mtext>LT</mtext>
        <mn>2</mn>
      </mfrac>
      <mtext/>
    </mrow>
    <annotation encoding="StarMath 5.0">"" &lt; ~ left lbrace sum from {i = 1} to N {1 over 2^n} ≅ 1 right rbrace ~ &lt; ~ {"LT" over 2} ""</annotation>
  </semantics>
</math>
</file>

<file path=Object 36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i mathvariant="normal">ƒ</mi>
      <mrow>
        <mo stretchy="false">(</mo>
        <mi mathvariant="normal">s</mi>
        <mo stretchy="false">)</mo>
      </mrow>
      <mi/>
      <mi>ds</mi>
    </mrow>
    <annotation encoding="StarMath 5.0">u(t) = {size *1.25 int from 0 to t ""} ƒ(s)`ds</annotation>
  </semantics>
</math>
</file>

<file path=Object 37/content.xml><?xml version="1.0" encoding="utf-8"?>
<math xmlns="http://www.w3.org/1998/Math/MathML">
  <semantics>
    <mover accent="true">
      <mi mathvariant="normal">u</mi>
      <mo stretchy="false">ˉ</mo>
    </mover>
    <annotation encoding="StarMath 5.0">bar u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over math:accent="true">
                <math:mi math:fontstyle="normal">u</math:mi>
                <math:mo math:stretchy="false">˙</math:mo>
              </math:mover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=</math:mo>
                <math:mi math:fontstyle="normal">ƒ</math:mi>
              </math:mrow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</math:mtr>
        <math:mtr>
          <math:mrow>
            <math:mrow>
              <math:mi math:fontstyle="normal">u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p>
                  <math:mi math:fontstyle="normal">u</math:mi>
                  <math:mn>0</math:mn>
                </math:msup>
              </math:mrow>
            </math:mrow>
          </math:mrow>
        </math:mtr>
      </math:mtable>
    </math:mrow>
    <math:annotation math:encoding="StarMath 5.0">left lbrace stack{alignl {{dot u}(t) = ƒ(t)} # alignl {u(0) = u^0}} right none</math:annotation>
  </math:semantics>
</math:math>
</file>

<file path=Object 39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i mathvariant="normal">ƒ</mi>
      <mrow>
        <mo stretchy="false">(</mo>
        <mi mathvariant="normal">t</mi>
        <mo stretchy="false">)</mo>
      </mrow>
      <mi/>
      <mi>dt</mi>
      <mi mathvariant="normal">≈</mi>
      <mrow>
        <munderover>
          <mi mathvariant="normal">∑</mi>
          <mrow>
            <mi mathvariant="normal">n</mi>
            <mi mathvariant="normal">=</mi>
            <mn>0</mn>
          </mrow>
          <mi mathvariant="normal">N</mi>
        </munderover>
        <mi mathvariant="normal">ƒ</mi>
      </mrow>
      <mrow>
        <mo stretchy="false">(</mo>
        <mi>nk</mi>
        <mo stretchy="false">)</mo>
      </mrow>
      <mi mathvariant="normal">k</mi>
    </mrow>
    <annotation encoding="StarMath 5.0">u(T) = {size *1.25 int from 0 to t ""} ƒ(t)`dt ≈ sum from{n = 0} to N ƒ(nk)k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u</math:mi>
            <math:mrow>
              <math:mi math:fontstyle="normal">n</math:mi>
              <math:mo math:stretchy="false">+</math:mo>
              <math:mn>1</math:mn>
            </math:mrow>
          </math:msup>
          <math:mo math:stretchy="false">−</math:mo>
          <math:msup>
            <math:mi math:fontstyle="normal">u</math:mi>
            <math:mn>0</math:mn>
          </math:msup>
        </math:mrow>
        <math:mo math:stretchy="false">=</math:mo>
        <math:mrow>
          <math:munderover>
            <math:mo math:stretchy="false">∑</math:mo>
            <math:mrow>
              <math:mi math:fontstyle="normal">i</math:mi>
              <math:mo math:stretchy="false">=</math:mo>
              <math:mn>0</math:mn>
            </math:mrow>
            <math:mi math:fontstyle="normal">n</math:mi>
          </math:munderover>
          <math:msup>
            <math:mi math:fontstyle="normal">ƒ</math:mi>
            <math:mi math:fontstyle="normal">i</math:mi>
          </math:msup>
        </math:mrow>
      </math:mrow>
      <math:mi/>
      <math:mi>dt</math:mi>
    </math:mrow>
    <math:annotation math:encoding="StarMath 5.0">u^{n + 1} - u^0 = sum from{i = 0} to n ƒ^i `dt</math:annotation>
  </math:semantics>
</math:math>
</file>

<file path=Object 5/content.xml><?xml version="1.0" encoding="utf-8"?>
<math xmlns="http://www.w3.org/1998/Math/MathML">
  <semantics>
    <mfenced open="" close="">
      <mrow>
        <mi mathvariant="normal">u</mi>
        <mrow>
          <mrow>
            <mo stretchy="false">(</mo>
            <mi mathvariant="normal">T</mi>
            <mo stretchy="false">)</mo>
          </mrow>
          <mi mathvariant="normal">−</mi>
          <mi mathvariant="normal">u</mi>
        </mrow>
        <mrow>
          <mrow>
            <mo stretchy="false">(</mo>
            <mn>0</mn>
            <mo stretchy="false">)</mo>
          </mrow>
          <mi mathvariant="normal">=</mi>
          <mstyle mathsize="125%">
            <mrow>
              <mrow>
                <munderover>
                  <mi mathvariant="normal">∫</mi>
                  <mn>0</mn>
                  <mi mathvariant="normal">T</mi>
                </munderover>
                <mtext/>
              </mrow>
            </mrow>
          </mstyle>
        </mrow>
        <mi mathvariant="normal">ƒ</mi>
        <mrow>
          <mo stretchy="false">(</mo>
          <mi mathvariant="normal">t</mi>
          <mo stretchy="false">)</mo>
        </mrow>
        <mi/>
        <mi>dt</mi>
      </mrow>
    </mfenced>
    <annotation encoding="StarMath 5.0">left ( u(T) - u(0) = {size *1.25 int from 0 to T ""} ƒ(t)`dt right )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i math:fontstyle="normal">ƒ</math:mi>
          <math:mrow>
            <math:mrow>
              <math:mo math:stretchy="false">(</math:mo>
              <math:msub>
                <math:mi math:fontstyle="normal">t</math:mi>
                <math:mn>2</math:mn>
              </math:msub>
              <math:mo math:stretchy="false">)</math:mo>
            </math:mrow>
            <math:mo math:stretchy="false">−</math:mo>
            <math:mi math:fontstyle="normal">ƒ</math:mi>
          </math:mrow>
          <math:mrow>
            <math:mo math:stretchy="false">(</math:mo>
            <math:msub>
              <math:mi math:fontstyle="normal">t</math:mi>
              <math:mn>1</math:mn>
            </math:msub>
            <math:mo math:stretchy="false">)</math:mo>
          </math:mrow>
        </math:mrow>
      </math:mfenced>
      <math:mrow>
        <math:mi/>
        <math:mo math:stretchy="false">≤</math:mo>
        <math:mi/>
      </math:mrow>
      <math:mi math:fontstyle="normal">L</math:mi>
      <math:mfenced math:open="∣" math:close="∣">
        <math:mrow>
          <math:msub>
            <math:mi math:fontstyle="normal">t</math:mi>
            <math:mn>2</math:mn>
          </math:msub>
          <math:mo math:stretchy="false">−</math:mo>
          <math:msub>
            <math:mi math:fontstyle="normal">t</math:mi>
            <math:mn>1</math:mn>
          </math:msub>
        </math:mrow>
      </math:mfenced>
    </math:mrow>
    <math:annotation math:encoding="StarMath 5.0">abs {ƒ(t_2) - ƒ(t_1)} ``&lt;=`` L abs {t_2 - t_1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frac>
          <math:mrow>
            <math:mi math:fontstyle="normal">ƒ</math:mi>
            <math:mrow>
              <math:mrow>
                <math:mo math:stretchy="false">(</math:mo>
                <math:msub>
                  <math:mi math:fontstyle="normal">t</math:mi>
                  <math:mn>2</math:mn>
                </math:msub>
                <math:mo math:stretchy="false">)</math:mo>
              </math:mrow>
              <math:mo math:stretchy="false">−</math:mo>
              <math:mi math:fontstyle="normal">ƒ</math:mi>
            </math:mrow>
            <math:mrow>
              <math:mo math:stretchy="false">(</math:mo>
              <math:msub>
                <math:mi math:fontstyle="normal">t</math:mi>
                <math:mn>1</math:mn>
              </math:msub>
              <math:mo math:stretchy="false">)</math:mo>
            </math:mrow>
          </math:mrow>
          <math:mrow>
            <math:msub>
              <math:mi math:fontstyle="normal">t</math:mi>
              <math:mn>2</math:mn>
            </math:msub>
            <math:mo math:stretchy="false">−</math:mo>
            <math:msub>
              <math:mi math:fontstyle="normal">t</math:mi>
              <math:mn>1</math:mn>
            </math:msub>
          </math:mrow>
        </math:mfrac>
      </math:mfenced>
      <math:mrow>
        <math:mi/>
        <math:mo math:stretchy="false">≤</math:mo>
        <math:mi/>
      </math:mrow>
      <math:mi math:fontstyle="normal">L</math:mi>
      <math:mi math:fontstyle="normal">,</math:mi>
    </math:mrow>
    <math:annotation math:encoding="StarMath 5.0">abs {{{ƒ(t_2) - ƒ(t_1)} over {t_2 - t_1}}} ``&lt;=`` L,</math:annotation>
  </math:semantics>
</math:math>
</file>

<file path=Object 8/content.xml><?xml version="1.0" encoding="utf-8"?>
<math xmlns="http://www.w3.org/1998/Math/MathML">
  <semantics>
    <mrow>
      <mi mathvariant="normal">ƒ</mi>
      <mrow>
        <mrow>
          <mo stretchy="false">(</mo>
          <msub>
            <mi mathvariant="normal">t</mi>
            <mn>2</mn>
          </msub>
          <mo stretchy="false">)</mo>
        </mrow>
        <mi mathvariant="normal">−</mi>
        <mi mathvariant="normal">ƒ</mi>
      </mrow>
      <mrow>
        <mrow>
          <mrow>
            <mo stretchy="false">(</mo>
            <msub>
              <mi mathvariant="normal">t</mi>
              <mn>1</mn>
            </msub>
            <mo stretchy="false">)</mo>
          </mrow>
          <mi mathvariant="normal">=</mi>
          <mrow>
            <msup>
              <msub>
                <mi mathvariant="normal">t</mi>
                <mn>2</mn>
              </msub>
              <mn>2</mn>
            </msup>
            <mi mathvariant="normal">−</mi>
            <msup>
              <msub>
                <mi mathvariant="normal">t</mi>
                <mn>1</mn>
              </msub>
              <mn>2</mn>
            </msup>
          </mrow>
        </mrow>
        <mi mathvariant="normal">=</mi>
        <mrow>
          <mo stretchy="false">(</mo>
          <mrow>
            <msub>
              <mi mathvariant="normal">t</mi>
              <mn>2</mn>
            </msub>
            <mi mathvariant="normal">−</mi>
            <msub>
              <mi mathvariant="normal">t</mi>
              <mn>1</mn>
            </msub>
          </mrow>
          <mo stretchy="false">)</mo>
        </mrow>
      </mrow>
      <mrow>
        <munder>
          <munder>
            <mrow>
              <mo stretchy="false">(</mo>
              <mrow>
                <msub>
                  <mi mathvariant="normal">t</mi>
                  <mn>2</mn>
                </msub>
                <mo stretchy="false">+</mo>
                <msub>
                  <mi mathvariant="normal">t</mi>
                  <mn>1</mn>
                </msub>
              </mrow>
              <mo stretchy="false">)</mo>
            </mrow>
            <mo stretchy="false"></mo>
          </munder>
          <mrow>
            <mi mathvariant="normal">L</mi>
            <mi mathvariant="normal">=</mi>
            <mtext>max</mtext>
          </mrow>
        </munder>
        <mi mathvariant="normal">=</mi>
        <munder>
          <munder>
            <mrow>
              <mi mathvariant="normal">ƒ</mi>
              <mi mathvariant="normal">'</mi>
              <mrow>
                <mo stretchy="false">(</mo>
                <mi mathvariant="normal">ξ</mi>
                <mo stretchy="false">)</mo>
              </mrow>
            </mrow>
            <mo stretchy="false"></mo>
          </munder>
          <mrow>
            <mi mathvariant="normal">L</mi>
            <mi mathvariant="normal">=</mi>
            <mtext>max</mtext>
          </mrow>
        </munder>
      </mrow>
      <mrow>
        <mo stretchy="false">(</mo>
        <mrow>
          <msub>
            <mi mathvariant="normal">t</mi>
            <mn>2</mn>
          </msub>
          <mi mathvariant="normal">−</mi>
          <msub>
            <mi mathvariant="normal">t</mi>
            <mn>1</mn>
          </msub>
        </mrow>
        <mo stretchy="false">)</mo>
      </mrow>
      <mi mathvariant="normal">,</mi>
    </mrow>
    <annotation encoding="StarMath 5.0">ƒ(t_2) - ƒ(t_1) = {t_2}^2 - {t_1}^2 = (t_2 - t_1){{(t_2 + t_1)} underbrace {L = "max"}} = {{ƒ'(ξ)} underbrace {L = "max"}}(t_2 - t_1),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fenced math:open="" math:close="">
          <math:mrow>
            <math:mrow>
              <math:mo math:stretchy="false">(</math:mo>
              <math:mrow>
                <math:mi math:fontstyle="normal">n</math:mi>
                <math:mo math:stretchy="false">+</math:mo>
                <math:mn>1</math:mn>
              </math:mrow>
              <math:mo math:stretchy="false">)</math:mo>
            </math:mrow>
            <math:mi>dt</math:mi>
          </math:mrow>
        </math:mfenced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n</math:mi>
            <math:mi>dt</math:mi>
          </math:mrow>
          <math:mo math:stretchy="false">)</math:mo>
        </math:mrow>
        <math:mo math:stretchy="false">+</math:mo>
        <math:mi math:fontstyle="normal">ƒ</math:mi>
      </math:mrow>
      <math:mrow>
        <math:mo math:stretchy="false">(</math:mo>
        <math:mrow>
          <math:mi math:fontstyle="normal">n</math:mi>
          <math:mi>dt</math:mi>
        </math:mrow>
        <math:mo math:stretchy="false">)</math:mo>
      </math:mrow>
      <math:mi/>
      <math:mi>dt</math:mi>
    </math:mrow>
    <math:annotation math:encoding="StarMath 5.0">u left ( (n + 1) dt right ) = u(n dt) + ƒ(n dt)`dt</math:annotation>
  </math:semantics>
</math:math>
</file>